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77cm" style:rel-column-width="58502*"/>
    </style:style>
    <style:style style:name="Table1.B" style:family="table-column">
      <style:table-column-properties style:column-width="1.824cm" style:rel-column-width="7033*"/>
    </style:style>
    <style:style style:name="Table1.A1" style:family="table-cell">
      <style:table-cell-properties style:writing-mode="page"/>
    </style:style>
    <style:style style:name="Table2" style:family="table">
      <style:table-properties style:width="17.06cm" fo:margin-left="-0.053cm" table:align="left"/>
    </style:style>
    <style:style style:name="Table2.A" style:family="table-column">
      <style:table-column-properties style:column-width="2.053cm"/>
    </style:style>
    <style:style style:name="Table2.B" style:family="table-column">
      <style:table-column-properties style:column-width="2.519cm"/>
    </style:style>
    <style:style style:name="Table2.C" style:family="table-column">
      <style:table-column-properties style:column-width="2.985cm"/>
    </style:style>
    <style:style style:name="Table2.D" style:family="table-column">
      <style:table-column-properties style:column-width="2.604cm"/>
    </style:style>
    <style:style style:name="Table2.E" style:family="table-column">
      <style:table-column-properties style:column-width="2.201cm"/>
    </style:style>
    <style:style style:name="Table2.G" style:family="table-column">
      <style:table-column-properties style:column-width="2.096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officeooo:rsid="000f4d26" officeooo:paragraph-rsid="000f4d26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f4d26" officeooo:paragraph-rsid="000f4d2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f6571" officeooo:paragraph-rsid="000f6571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3dcde" officeooo:paragraph-rsid="000f6571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rsid="0013dcde" officeooo:paragraph-rsid="0013dcde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13dcde" officeooo:paragraph-rsid="0015903f" style:font-size-asian="14pt" style:font-size-complex="14pt"/>
    </style:style>
    <style:style style:name="P9" style:family="paragraph" style:parent-style-name="Table_20_Contents">
      <style:paragraph-properties fo:line-height="150%" fo:text-align="start" style:justify-single-word="false"/>
      <style:text-properties fo:font-size="14pt" fo:font-weight="bold" officeooo:rsid="000f6571" officeooo:paragraph-rsid="000f657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style="italic" officeooo:rsid="00161df1" officeooo:paragraph-rsid="00161df1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style="italic" officeooo:rsid="0018a7e3" officeooo:paragraph-rsid="0018a7e3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style="italic" officeooo:rsid="00196ade" officeooo:paragraph-rsid="00196ad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style="italic" officeooo:rsid="00196ade" officeooo:paragraph-rsid="00196ade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style="italic" officeooo:rsid="0019e116" officeooo:paragraph-rsid="0019e116" style:font-size-asian="14pt" style:font-style-asian="italic" style:font-size-complex="14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c9d68" officeooo:paragraph-rsid="001c9d6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e378a" officeooo:paragraph-rsid="001e378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e8149" officeooo:paragraph-rsid="001e8149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a933" loext:opacity="100%" fo:font-size="12pt" officeooo:rsid="001c9d68" officeooo:paragraph-rsid="001c9d6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a933" loext:opacity="100%" fo:font-size="12pt" officeooo:rsid="001e378a" officeooo:paragraph-rsid="001e378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a933" loext:opacity="100%" fo:font-size="12pt" officeooo:rsid="001e8149" officeooo:paragraph-rsid="001e814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fo:font-size="12pt" officeooo:rsid="001c9d68" officeooo:paragraph-rsid="001c9d6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fo:font-size="12pt" officeooo:rsid="001e378a" officeooo:paragraph-rsid="001e378a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fo:font-size="12pt" officeooo:rsid="001e8149" officeooo:paragraph-rsid="001e8149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e378a" officeooo:paragraph-rsid="001e378a" style:font-size-asian="10pt" style:font-size-complex="10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style="italic" officeooo:rsid="001fb4c4" officeooo:paragraph-rsid="001fb4c4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font-style="italic" officeooo:rsid="0018a7e3" officeooo:paragraph-rsid="0018a7e3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style="normal" fo:font-weight="normal" officeooo:rsid="001fb4c4" officeooo:paragraph-rsid="001fb4c4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fb4c4" officeooo:paragraph-rsid="001fb4c4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officeooo:paragraph-rsid="001fb4c4"/>
    </style:style>
    <style:style style:name="P30" style:family="paragraph" style:parent-style-name="Standard" style:list-style-name="L7">
      <style:paragraph-properties fo:line-height="150%" fo:text-align="start" style:justify-single-word="false"/>
      <style:text-properties officeooo:rsid="00213e94" officeooo:paragraph-rsid="00213e94"/>
    </style:style>
    <style:style style:name="P31" style:family="paragraph" style:parent-style-name="Standard" style:list-style-name="L7">
      <style:paragraph-properties fo:line-height="150%" fo:text-align="start" style:justify-single-word="false"/>
      <style:text-properties officeooo:rsid="0022c21d" officeooo:paragraph-rsid="0022c21d"/>
    </style:style>
    <style:style style:name="P32" style:family="paragraph" style:parent-style-name="Standard" style:list-style-name="L7">
      <style:paragraph-properties fo:line-height="150%" fo:text-align="start" style:justify-single-word="false"/>
      <style:text-properties officeooo:rsid="00230ab0" officeooo:paragraph-rsid="00230ab0"/>
    </style:style>
    <style:style style:name="P33" style:family="paragraph" style:parent-style-name="Standard" style:list-style-name="L7">
      <style:paragraph-properties fo:line-height="150%" fo:text-align="start" style:justify-single-word="false"/>
      <style:text-properties officeooo:rsid="00231521" officeooo:paragraph-rsid="00231521"/>
    </style:style>
    <style:style style:name="P34" style:family="paragraph" style:parent-style-name="Standard">
      <style:paragraph-properties fo:line-height="150%" fo:text-align="start" style:justify-single-word="false"/>
      <style:text-properties fo:font-style="italic" officeooo:rsid="00231521" officeooo:paragraph-rsid="00231521" style:font-style-asian="italic" style:font-style-complex="italic"/>
    </style:style>
    <style:style style:name="P35" style:family="paragraph" style:parent-style-name="Standard">
      <style:paragraph-properties fo:line-height="150%" fo:text-align="start" style:justify-single-word="false"/>
      <style:text-properties fo:font-style="italic" officeooo:rsid="00249ac3" officeooo:paragraph-rsid="00249ac3" style:font-style-asian="italic" style:font-style-complex="italic"/>
    </style:style>
    <style:style style:name="P36" style:family="paragraph" style:parent-style-name="Standard" style:list-style-name="L8">
      <style:paragraph-properties fo:line-height="150%" fo:text-align="start" style:justify-single-word="false"/>
      <style:text-properties fo:font-style="normal" officeooo:rsid="00231521" officeooo:paragraph-rsid="00231521" style:font-style-asian="normal" style:font-style-complex="normal"/>
    </style:style>
    <style:style style:name="P37" style:family="paragraph" style:parent-style-name="Standard" style:list-style-name="L8">
      <style:paragraph-properties fo:line-height="150%" fo:text-align="start" style:justify-single-word="false"/>
      <style:text-properties fo:font-style="normal" officeooo:rsid="00249ac3" officeooo:paragraph-rsid="00249ac3" style:font-style-asian="normal" style:font-style-complex="normal"/>
    </style:style>
    <style:style style:name="P38" style:family="paragraph" style:parent-style-name="Table_20_Contents" style:list-style-name="L1">
      <style:paragraph-properties fo:line-height="150%" fo:text-align="start" style:justify-single-word="false"/>
      <style:text-properties fo:font-size="14pt" fo:font-weight="normal" officeooo:rsid="000f6571" officeooo:paragraph-rsid="000f6571" style:font-size-asian="14pt" style:font-weight-asian="normal" style:font-size-complex="14pt" style:font-weight-complex="normal"/>
    </style:style>
    <style:style style:name="P39" style:family="paragraph" style:parent-style-name="Table_20_Contents" style:list-style-name="L2">
      <style:paragraph-properties fo:line-height="150%" fo:text-align="start" style:justify-single-word="false"/>
      <style:text-properties fo:font-size="14pt" fo:font-weight="normal" officeooo:rsid="00110b08" officeooo:paragraph-rsid="00110b08" style:font-size-asian="14pt" style:font-weight-asian="normal" style:font-size-complex="14pt" style:font-weight-complex="normal"/>
    </style:style>
    <style:style style:name="P40" style:family="paragraph" style:parent-style-name="Table_20_Contents" style:list-style-name="L3">
      <style:paragraph-properties fo:line-height="150%" fo:text-align="start" style:justify-single-word="false"/>
      <style:text-properties fo:font-size="14pt" fo:font-weight="normal" officeooo:rsid="00110b08" officeooo:paragraph-rsid="00110b08" style:font-size-asian="14pt" style:font-weight-asian="normal" style:font-size-complex="14pt" style:font-weight-complex="normal"/>
    </style:style>
    <style:style style:name="P41" style:family="paragraph" style:parent-style-name="Table_20_Contents" style:list-style-name="L4">
      <style:paragraph-properties fo:line-height="150%" fo:text-align="start" style:justify-single-word="false"/>
      <style:text-properties fo:font-size="14pt" fo:font-weight="normal" officeooo:rsid="00110b08" officeooo:paragraph-rsid="00110b08" style:font-size-asian="14pt" style:font-weight-asian="normal" style:font-size-complex="14pt" style:font-weight-complex="normal"/>
    </style:style>
    <style:style style:name="P42" style:family="paragraph" style:parent-style-name="Table_20_Contents" style:list-style-name="L5">
      <style:paragraph-properties fo:line-height="150%" fo:text-align="start" style:justify-single-word="false"/>
      <style:text-properties fo:font-size="14pt" fo:font-weight="normal" officeooo:rsid="00110b08" officeooo:paragraph-rsid="00110b08" style:font-size-asian="14pt" style:font-weight-asian="normal" style:font-size-complex="14pt" style:font-weight-complex="normal"/>
    </style:style>
    <style:style style:name="P43" style:family="paragraph" style:parent-style-name="Table_20_Contents" style:list-style-name="L6">
      <style:paragraph-properties fo:line-height="150%" fo:text-align="start" style:justify-single-word="false"/>
      <style:text-properties fo:font-size="14pt" fo:font-weight="normal" officeooo:rsid="00110b08" officeooo:paragraph-rsid="00110b08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1c9d68" officeooo:paragraph-rsid="001c9d68" style:font-size-asian="12pt" style:font-weight-asian="bold" style:font-size-complex="12pt" style:font-weight-complex="bold"/>
    </style:style>
    <style:style style:name="T1" style:family="text">
      <style:text-properties officeooo:rsid="0013dcd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903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3bca" style:font-style-asian="normal" style:font-style-complex="normal"/>
    </style:style>
    <style:style style:name="T6" style:family="text">
      <style:text-properties fo:font-style="normal" officeooo:rsid="0018a7e3" style:font-style-asian="normal" style:font-style-complex="normal"/>
    </style:style>
    <style:style style:name="T7" style:family="text">
      <style:text-properties fo:font-style="normal" officeooo:rsid="0019642e" style:font-style-asian="normal" style:font-style-complex="normal"/>
    </style:style>
    <style:style style:name="T8" style:family="text">
      <style:text-properties fo:font-style="normal" officeooo:rsid="00196ade" style:font-style-asian="normal" style:font-style-complex="normal"/>
    </style:style>
    <style:style style:name="T9" style:family="text">
      <style:text-properties fo:font-style="normal" officeooo:rsid="0019e116" style:font-style-asian="normal" style:font-style-complex="normal"/>
    </style:style>
    <style:style style:name="T10" style:family="text">
      <style:text-properties fo:font-style="normal" officeooo:rsid="00230ab0" style:font-style-asian="normal" style:font-style-complex="normal"/>
    </style:style>
    <style:style style:name="T11" style:family="text">
      <style:text-properties officeooo:rsid="001c9d68"/>
    </style:style>
    <style:style style:name="T12" style:family="text">
      <style:text-properties officeooo:rsid="001e378a"/>
    </style:style>
    <style:style style:name="T13" style:family="text">
      <style:text-properties fo:font-size="14pt" fo:font-style="italic" fo:font-weight="normal" officeooo:rsid="001fb4c4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1fb4c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22c21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230ab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23152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49ac3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 телекоммуникаций им. проф. М.А. Бонч-Бруевича</text:p>
      <text:p text:style-name="P1">Факультет ИНО</text:p>
      <text:p text:style-name="P1">Кафедра ПииВ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урсовая работа</text:p>
      <text:p text:style-name="P1"><text:s/>на тему: «Создание системы учета рабочего времени сотрудников стоматологической поликлиники - <text:span text:style-name="T11">Schedule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удент: Велиметов Юсуп Касумович</text:p>
      <text:p text:style-name="P2">Группа: ПИБ 32 з</text:p>
      <text:p text:style-name="P2">№ Зачетной книжки: <text:span text:style-name="T1">231025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анкт-Петербург 2026 год</text:p>
      <text:p text:style-name="P3"><text:soft-page-break/>Содержание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Введение</text:p>
            <text:list text:style-name="L1">
              <text:list-item>
                <text:p text:style-name="P38">Актуальность темы</text:p>
              </text:list-item>
              <text:list-item>
                <text:p text:style-name="P38">Цели и задачи</text:p>
              </text:list-item>
              <text:list-item>
                <text:p text:style-name="P38">Методология исследования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Постановка задачи</text:p>
            <text:list text:style-name="L2">
              <text:list-item>
                <text:p text:style-name="P39">Описание предметной области</text:p>
              </text:list-item>
              <text:list-item>
                <text:p text:style-name="P39">Анализ существующих решений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Требование к приложению</text:p>
            <text:list text:style-name="L3">
              <text:list-item>
                <text:p text:style-name="P40">Функциональные требования</text:p>
              </text:list-item>
              <text:list-item>
                <text:p text:style-name="P40">Не функциональные требования</text:p>
              </text:list-item>
              <text:list-item>
                <text:p text:style-name="P40">Ограничения и предположения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Проектирование</text:p>
            <text:list text:style-name="L4">
              <text:list-item>
                <text:p text:style-name="P41">Технологии и инструменты разработки</text:p>
              </text:list-item>
              <text:list-item>
                <text:p text:style-name="P41">Архитектура приложения</text:p>
              </text:list-item>
              <text:list-item>
                <text:p text:style-name="P41">Диаграмма моделирования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Реализация приложения</text:p>
            <text:list text:style-name="L5">
              <text:list-item>
                <text:p text:style-name="P42">Структура и компоненты</text:p>
              </text:list-item>
              <text:list-item>
                <text:p text:style-name="P42">Пользовательский интерфейса</text:p>
              </text:list-item>
              <text:list-item>
                <text:p text:style-name="P42">Реализация функциональности приложения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Тестирование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Документация</text:p>
            <text:list text:style-name="L6">
              <text:list-item>
                <text:p text:style-name="P43">Техническая документация</text:p>
              </text:list-item>
              <text:list-item>
                <text:p text:style-name="P43">Руководство пользователя</text:p>
              </text:list-item>
              <text:list-item>
                <text:p text:style-name="P43">Рекомендации по дальнейшему развитию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Заключение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9">Литература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6"/>
      <text:p text:style-name="P7">Введение</text:p>
      <text:p text:style-name="P7"><text:soft-page-break/></text:p>
      <text:p text:style-name="P8"><text:span text:style-name="T2">Актуальность темы. </text:span>Я более 4 лет руковожу стоматологическим отделением в государственном бюджетном учреждении здравоохранения. Довольно часто встречаюсь с проблемой организации рабочего времени, графика работы своих сотрудников. Очень часто сталкиваюсь с спонтанными, вынужденными изменениями в рабочем графике врачей. <text:s text:c="2"/><text:span text:style-name="T3">Кроме того, я уже использую в своей практике консольное приложение «собственного производства», которое облегчает создание некоторой статистической медицинской отчетности (16 ВН - «Сведение о причинах временной нетрудоспособности»). </text:span>Разраб<text:span text:style-name="T3">о</text:span>т<text:span text:style-name="T3">а</text:span>в данное приложение, я <text:span text:style-name="T3">решу большую группу задач, связанных с организацией рабочих графиков врачей и соответствующих форм отчетностей. </text:span></text:p>
      <text:p text:style-name="P10">Цели и задачи курсовой работы: <text:span text:style-name="T5">Разработать программный комплекс обеспечивающий организацию работы рабочего времени сотрудников стоматологической поликлиники и решающий следующие задачи: формирование, редактирование рабочих графиков, создание различных форм отчетностей (рабочий табель, отчет по отработанным часам </text:span><text:span text:style-name="T8">и т.д</text:span><text:span text:style-name="T5">), взаимодействие с сотрудниками через мобильное приложение (клиент) для получения различного рода уведомлений</text:span><text:span text:style-name="T6">.</text:span></text:p>
      <text:p text:style-name="P11">Методология исследования. <text:span text:style-name="T4">Для достижения поставленных целей будет применяться как теоретические, так и эмпирические <text:s/>методы. <text:s/>Так как я непосредственно работаю в медицинской сфере руководителем отделения и постоянно работаю с рабочими графиками врачей, я прекрасно понимаю специфику учета рабочего времени сотрудников, <text:s/>и мне не составит особого труда определить основные требования к будущему приложению. Так как цели и задачи </text:span><text:span text:style-name="T10">могут меняться со временем,</text:span><text:span text:style-name="T4"> </text:span><text:span text:style-name="T7">для разработки приложения я выбрал </text:span><text:span text:style-name="T10">спиральную</text:span><text:span text:style-name="T7"> (водопадную) модель проектирования. <text:s/>Все задачи будут решаться </text:span><text:span text:style-name="T8">через</text:span><text:span text:style-name="T7"> объектно-ориентированн</text:span><text:span text:style-name="T8">ую</text:span><text:span text:style-name="T7"> <text:s/>парадигм</text:span><text:span text:style-name="T8">у</text:span><text:span text:style-name="T7">. 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2"><text:soft-page-break/><text:span text:style-name="T7">П</text:span><text:span text:style-name="T4">остановка задачи</text:span></text:p>
      <text:p text:style-name="P13">Описание предметной области.<text:span text:style-name="T4"> Медицинская сфера деятельности — непрерывное производство «услуг» (медицинской помощи). Моя задача, как руководителя отделения, создать условия труда ( в том числе произвести правильное распределение рабочего времени подчиненных), которые позволят реализовать все требования нормативно-правовых актов РФ </text:span><text:span text:style-name="T9">регламентирующих медицинскую помощь населению в нашей стране. <text:s/>Главный закон это 323 ФЗ, по которому граждане РФ могут получать бесплатную медицинскую помощь. Конкретно моя курсовая работа необходима для облегчения работы руководства младшего и среднего звена( заведующего отделением, начальника медицинской службы, старшая медсестра) в составлении и коррекции <text:s/>рабочих графиков сотрудников. </text:span></text:p>
      <text:p text:style-name="P14">Анализ существующих решений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15">Название ПО</text:p>
          </table:table-cell>
          <table:table-cell table:style-name="Table2.A1" office:value-type="string">
            <text:p text:style-name="P15">Возможность динамической генерации <text:span text:style-name="T12">мед.</text:span> отчетностей</text:p>
          </table:table-cell>
          <table:table-cell table:style-name="Table2.A1" office:value-type="string">
            <text:p text:style-name="P15">Клиент-серверная система взаимодействия для отправки уведомлений сотрудникам</text:p>
          </table:table-cell>
          <table:table-cell table:style-name="Table2.A1" office:value-type="string">
            <text:p text:style-name="P15">Наличие мобильного приложения (клиент)</text:p>
          </table:table-cell>
          <table:table-cell table:style-name="Table2.A1" office:value-type="string">
            <text:p text:style-name="P15">Web — сервис для сотруднико</text:p>
            <text:p text:style-name="P17">где, можно оставлять заявки</text:p>
          </table:table-cell>
          <table:table-cell table:style-name="Table2.A1" office:value-type="string">
            <text:p text:style-name="P15">Система уведомлений с отправкой в мессенджеры<text:span text:style-name="T12">(в том числе MAX)</text:span></text:p>
          </table:table-cell>
          <table:table-cell table:style-name="Table2.A1" office:value-type="string">
            <text:p text:style-name="P16">Работа с электрон.подписями</text:p>
          </table:table-cell>
        </table:table-row>
        <table:table-row>
          <table:table-cell table:style-name="Table2.A1" office:value-type="string">
            <text:p text:style-name="P44">Schedule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9">Да</text:p>
          </table:table-cell>
          <table:table-cell table:style-name="Table2.A1" office:value-type="string">
            <text:p text:style-name="P19">Да</text:p>
          </table:table-cell>
        </table:table-row>
        <table:table-row>
          <table:table-cell table:style-name="Table2.A1" office:value-type="string">
            <text:p text:style-name="P15">Таблицы Excel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21">Нет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21">Нет</text:p>
          </table:table-cell>
          <table:table-cell table:style-name="Table2.A1" office:value-type="string">
            <text:p text:style-name="P22">Нет</text:p>
          </table:table-cell>
          <table:table-cell table:style-name="Table2.A1" office:value-type="string">
            <text:p text:style-name="P19">Нет</text:p>
          </table:table-cell>
        </table:table-row>
        <table:table-row>
          <table:table-cell table:style-name="Table2.A1" office:value-type="string">
            <text:p text:style-name="P24">TargControl</text:p>
          </table:table-cell>
          <table:table-cell table:style-name="Table2.A1" office:value-type="string">
            <text:p text:style-name="P22">Нет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9">Да</text:p>
          </table:table-cell>
          <table:table-cell table:style-name="Table2.A1" office:value-type="string">
            <text:p text:style-name="P19">Да</text:p>
          </table:table-cell>
        </table:table-row>
        <table:table-row>
          <table:table-cell table:style-name="Table2.A1" office:value-type="string">
            <text:p text:style-name="P16">Verme</text:p>
          </table:table-cell>
          <table:table-cell table:style-name="Table2.A1" office:value-type="string">
            <text:p text:style-name="P22">Нет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22">Нет</text:p>
          </table:table-cell>
          <table:table-cell table:style-name="Table2.A1" office:value-type="string">
            <text:p text:style-name="P19">Да</text:p>
          </table:table-cell>
        </table:table-row>
        <table:table-row>
          <table:table-cell table:style-name="Table2.A1" office:value-type="string">
            <text:p text:style-name="P17">Platinum</text:p>
          </table:table-cell>
          <table:table-cell table:style-name="Table2.A1" office:value-type="string">
            <text:p text:style-name="P22">Нет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18">Да</text:p>
          </table:table-cell>
          <table:table-cell table:style-name="Table2.A1" office:value-type="string">
            <text:p text:style-name="P23">Нет</text:p>
          </table:table-cell>
          <table:table-cell table:style-name="Table2.A1" office:value-type="string">
            <text:p text:style-name="P22">Нет</text:p>
          </table:table-cell>
          <table:table-cell table:style-name="Table2.A1" office:value-type="string">
            <text:p text:style-name="P19">Да</text:p>
          </table:table-cell>
        </table:table-row>
        <table:table-row>
          <table:table-cell table:style-name="Table2.A1" office:value-type="string">
            <text:p text:style-name="P17">Shift-Calendar</text:p>
          </table:table-cell>
          <table:table-cell table:style-name="Table2.A1" office:value-type="string">
            <text:p text:style-name="P23">Нет</text:p>
          </table:table-cell>
          <table:table-cell table:style-name="Table2.A1" office:value-type="string">
            <text:p text:style-name="P20">Да</text:p>
          </table:table-cell>
          <table:table-cell table:style-name="Table2.A1" office:value-type="string">
            <text:p text:style-name="P20">Нет</text:p>
          </table:table-cell>
          <table:table-cell table:style-name="Table2.A1" office:value-type="string">
            <text:p text:style-name="P20">Да</text:p>
          </table:table-cell>
          <table:table-cell table:style-name="Table2.A1" office:value-type="string">
            <text:p text:style-name="P23">Нет</text:p>
          </table:table-cell>
          <table:table-cell table:style-name="Table2.A1" office:value-type="string">
            <text:p text:style-name="P20">Да</text:p>
          </table:table-cell>
        </table:table-row>
      </table:table>
      <text:p text:style-name="P25"><text:tab/><text:tab/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>Требования к приложению</text:p>
      <text:p text:style-name="P28">К приложению выдвигаются следующие требования: стабильная работа на ОС Windows 11 и Linux (Ubuntu), процент отказа менее 0,1%, низкий порог вхождения для пользователей данного программного комплекса. </text:p>
      <text:p text:style-name="P29"><text:span text:style-name="T13">Функциональные требования:</text:span></text:p>
      <text:list text:style-name="L7">
        <text:list-item>
          <text:p text:style-name="P30"><text:span text:style-name="T15">А</text:span><text:span text:style-name="T14">вторизация и аутентификация пользователей(сотрудники, не руководители) через web-сервис.</text:span></text:p>
        </text:list-item>
        <text:list-item>
          <text:p text:style-name="P30"><text:span text:style-name="T14">Регистрация новых пользователей исключительно через суперпользователя ( как правило, это руководство поликлиники: зав отд, нач.мед, главная м/с и т.д)</text:span></text:p>
        </text:list-item>
        <text:list-item>
          <text:p text:style-name="P30"><text:span text:style-name="T14">Интеграция приложения в медицинскую информационную систему «СТОМИС» </text:span><text:span text:style-name="T17">и «ЕМИС».</text:span></text:p>
        </text:list-item>
        <text:list-item>
          <text:p text:style-name="P30"><text:span text:style-name="T14">Автоматическая генерация рабочего графика, основанная на рабочей 6 -часовой смене сотрудников, принадлежности отделению, ставке, графику отпусков, <text:s/></text:span><text:span text:style-name="T16">производственному календарю, утвержденному в РФ. Также стоит учитывать распределение смен в предыдущих периодах.</text:span></text:p>
        </text:list-item>
        <text:list-item>
          <text:p text:style-name="P31"><text:span text:style-name="T14">Интерфейс обычного пользователя должен представлять из себя рабочий график, легкий для восприятия, должна быть возможность установки электронной цифровой подписи, обозначающий ознакомление сотрудника с графиком (обязательная опция).</text:span></text:p>
        </text:list-item>
        <text:list-item>
          <text:p text:style-name="P31"><text:span text:style-name="T14">Должна быть возможность формирования заявление (у обычного пользователя) <text:s/>на имя руководства (суперпользователя) с электронной подписью, для внесения изменения <text:s/>в графике по просьбе подчиненного. </text:span></text:p>
        </text:list-item>
        <text:list-item>
          <text:p text:style-name="P32"><text:span text:style-name="T14">Автоматическая генерация уведомлений сотрудникам учреждения при изменении рабочего графика через интерфейс приложения, социальные сети. </text:span></text:p>
        </text:list-item>
        <text:list-item>
          <text:p text:style-name="P32"><text:span text:style-name="T14">Для суперпользователя возможность полного редактирования рабочего графика. Организация зависимостей в графике среднего мед. персонала от рабочего графика врачей. </text:span></text:p>
        </text:list-item>
        <text:list-item>
          <text:p text:style-name="P32"><text:soft-page-break/><text:span text:style-name="T14">В качестве базы данных хранения графиков, списков действующих сотрудников желательно использовать </text:span><text:span text:style-name="T18">СУБД на SQL. </text:span></text:p>
        </text:list-item>
        <text:list-item>
          <text:p text:style-name="P33"><text:span text:style-name="T14">Возможность экспорта рабочих графиков, медицинских и финансовых отчетов в электронные таблицы. </text:span></text:p>
        </text:list-item>
      </text:list>
      <text:p text:style-name="P34"><text:span text:style-name="T19">Не функциональные требования:</text:span></text:p>
      <text:list text:style-name="L8">
        <text:list-item>
          <text:p text:style-name="P36"><text:span text:style-name="T19">Высокая производительность системы, одновременная <text:s/>работа пользователей в системе 200-3000 чел. </text:span><text:span text:style-name="T20">Отклик интерфейса — 150мс.</text:span></text:p>
        </text:list-item>
        <text:list-item>
          <text:p text:style-name="P36"><text:span text:style-name="T19">Высокая отказоустойчивость. Менее 0,1% отказов в работе.</text:span></text:p>
        </text:list-item>
        <text:list-item>
          <text:p text:style-name="P36"><text:span text:style-name="T19">Защита данных от несанкционированного доступа.</text:span></text:p>
        </text:list-item>
        <text:list-item>
          <text:p text:style-name="P36"><text:span text:style-name="T19">Высокое удобство использования, интуитивно понятный интерфейс.</text:span></text:p>
        </text:list-item>
        <text:list-item>
          <text:p text:style-name="P36"><text:span text:style-name="T19">Кроссплатформенность (Windows, Linux, Android)</text:span></text:p>
        </text:list-item>
        <text:list-item>
          <text:p text:style-name="P36"><text:span text:style-name="T19">Масштабируемость — добавление дополнительной серверной инфраструктуры </text:span><text:span text:style-name="T20">без внесения изменений в код.</text:span></text:p>
        </text:list-item>
        <text:list-item>
          <text:p text:style-name="P37"><text:span text:style-name="T19">Локализация — RU.</text:span></text:p>
        </text:list-item>
      </text:list>
      <text:p text:style-name="P35"><text:span text:style-name="T19">Ограничения и предположения: </text:span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7:19:02.211544805</meta:creation-date>
    <dc:date>2026-04-04T12:47:03.189558456</dc:date>
    <meta:editing-duration>PT15M11S</meta:editing-duration>
    <meta:editing-cycles>6</meta:editing-cycles>
    <meta:generator>LibreOffice/24.2.7.2$Linux_X86_64 LibreOffice_project/420$Build-2</meta:generator>
    <meta:document-statistic meta:table-count="2" meta:image-count="0" meta:object-count="0" meta:page-count="6" meta:paragraph-count="116" meta:word-count="767" meta:character-count="6208" meta:non-whitespace-character-count="5558"/>
  </office:meta>
</office:document-meta>
</file>